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185800000B7900000B7926A485A37AA73191.svg" manifest:media-type="image/svg+xml"/>
  <manifest:file-entry manifest:full-path="Pictures/100002010000006F0000006F43CAF4CFA6EE124F.png" manifest:media-type="image/png"/>
  <manifest:file-entry manifest:full-path="Pictures/10000201000001D3000001A4D77D6259215ACEC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 style:font-family-generic="roman" style:font-pitch="variable"/>
    <style:font-face style:name="Arial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dee6ef" draw:textarea-horizontal-align="justify" draw:textarea-vertical-align="middle" draw:auto-grow-height="false" fo:min-height="1.45cm" fo:min-width="18.5cm"/>
    </style:style>
    <style:style style:name="gr2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1.575cm"/>
      <style:paragraph-properties style:writing-mode="lr-tb"/>
    </style:style>
    <style:style style:name="gr4" style:family="graphic" style:parent-style-name="standard">
      <style:graphic-properties draw:stroke="solid" svg:stroke-width="0.018cm" svg:stroke-color="#000000" draw:marker-start-width="0.227cm" draw:marker-end-width="0.227cm" draw:fill-color="#dee6ef" draw:textarea-horizontal-align="justify" draw:textarea-vertical-align="middle" draw:auto-grow-height="false" fo:min-height="0.85cm" fo:min-width="3.6cm" fo:padding-top="0.134cm" fo:padding-bottom="0.134cm" fo:padding-left="0.259cm" fo:padding-right="0.259cm"/>
      <style:paragraph-properties style:writing-mode="lr-tb"/>
    </style:style>
    <style:style style:name="gr5" style:family="graphic" style:parent-style-name="standard">
      <style:graphic-properties draw:stroke="solid" svg:stroke-width="0.018cm" svg:stroke-color="#000000" draw:marker-start-width="0.227cm" draw:marker-end-width="0.227cm" draw:fill-color="#b4c7dc" draw:textarea-horizontal-align="justify" draw:textarea-vertical-align="middle" draw:auto-grow-height="false" fo:min-height="0.832cm" fo:min-width="3.582cm" fo:padding-top="0.134cm" fo:padding-bottom="0.134cm" fo:padding-left="0.259cm" fo:padding-right="0.259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.05cm"/>
    </style:style>
    <style:style style:name="gr7" style:family="graphic" style:parent-style-name="standard">
      <style:graphic-properties draw:stroke="none" svg:stroke-width="0.018cm" svg:stroke-color="#000000" draw:marker-start-width="0.227cm" draw:marker-end-width="0.227cm" draw:fill-color="#5983b0" draw:textarea-horizontal-align="justify" draw:textarea-vertical-align="middle" draw:auto-grow-height="false" fo:min-height="0.832cm" fo:min-width="13.982cm" fo:padding-top="0.134cm" fo:padding-bottom="0.134cm" fo:padding-left="0.259cm" fo:padding-right="0.259cm"/>
      <style:paragraph-properties style:writing-mode="lr-tb"/>
    </style:style>
    <style:style style:name="gr8" style:family="graphic" style:parent-style-name="standard">
      <style:graphic-properties draw:stroke="none" draw:fill-color="#dddddd" draw:textarea-horizontal-align="justify" draw:textarea-vertical-align="middle" draw:auto-grow-height="false" fo:min-height="0.246cm" fo:min-width="0cm"/>
      <style:paragraph-properties style:writing-mode="lr-tb"/>
    </style:style>
    <style:style style:name="gr9" style:family="graphic" style:parent-style-name="standard">
      <style:graphic-properties draw:stroke="none" draw:fill-color="#dee6ef" draw:textarea-horizontal-align="justify" draw:textarea-vertical-align="middle" draw:auto-grow-height="false" fo:min-height="0.85cm" fo:min-width="18.5cm"/>
    </style:style>
    <style:style style:name="gr10" style:family="graphic" style:parent-style-name="standard">
      <style:graphic-properties draw:stroke="solid" svg:stroke-width="0.018cm" svg:stroke-color="#000000" draw:marker-start-width="0.227cm" draw:marker-end-width="0.227cm" draw:fill="none" draw:fill-color="#eeeeee" draw:textarea-horizontal-align="justify" draw:textarea-vertical-align="middle" draw:auto-grow-height="false" fo:min-height="0.832cm" fo:min-width="3.582cm" fo:padding-top="0.134cm" fo:padding-bottom="0.134cm" fo:padding-left="0.259cm" fo:padding-right="0.259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0.528cm" fo:min-width="0.27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svg:stroke-width="0.018cm" svg:stroke-color="#000000" draw:marker-start-width="0.227cm" draw:marker-end-width="0.227cm" draw:fill-color="#dee6ef" draw:textarea-horizontal-align="justify" draw:textarea-vertical-align="middle" draw:auto-grow-height="false" fo:min-height="0.832cm" fo:min-width="3.582cm" fo:padding-top="0.134cm" fo:padding-bottom="0.134cm" fo:padding-left="0.259cm" fo:padding-right="0.25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5cm"/>
      <style:paragraph-properties style:writing-mode="lr-tb"/>
    </style:style>
    <style:style style:name="gr17" style:family="graphic" style:parent-style-name="standard">
      <style:graphic-properties draw:fill-color="#000000" draw:opacity="60%" draw:textarea-horizontal-align="justify" draw:textarea-vertical-align="middle" draw:auto-grow-height="false" fo:min-height="27.45cm" fo:min-width="18.5cm"/>
    </style:style>
    <style:style style:name="gr18" style:family="graphic" style:parent-style-name="standard">
      <style:graphic-properties draw:stroke="none" draw:fill-color="#3465a4" draw:textarea-horizontal-align="justify" draw:textarea-vertical-align="middle" draw:auto-grow-height="false" fo:min-height="27.45cm" fo:min-width="8cm"/>
    </style:style>
    <style:style style:name="gr19" style:family="graphic" style:parent-style-name="standard">
      <style:graphic-properties draw:stroke="none" draw:fill-color="#b2b2b2" draw:textarea-horizontal-align="justify" draw:textarea-vertical-align="middle" draw:auto-grow-height="false" fo:min-height="1.25cm" fo:min-width="8cm"/>
      <style:paragraph-properties style:writing-mode="lr-tb"/>
    </style:style>
    <style:style style:name="gr20" style:family="graphic" style:parent-style-name="standard">
      <style:graphic-properties draw:stroke="none" draw:textarea-horizontal-align="justify" draw:textarea-vertical-align="middle" draw:auto-grow-height="false" fo:min-height="0cm" fo:min-width="0.37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2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vertical-align="middle" fo:min-height="0.612cm"/>
      <style:paragraph-properties style:writing-mode="lr-tb"/>
    </style:style>
    <style:style style:name="gr23" style:family="graphic" style:parent-style-name="standard">
      <style:graphic-properties draw:stroke="none" draw:fill-color="#355269" draw:textarea-horizontal-align="justify" draw:textarea-vertical-align="middle" draw:auto-grow-height="false" fo:min-height="0.174cm" fo:min-width="0cm" draw:shadow="hidden"/>
    </style:style>
    <style:style style:name="gr24" style:family="graphic" style:parent-style-name="standard">
      <style:graphic-properties draw:stroke="none" draw:fill-color="#355269" draw:textarea-horizontal-align="justify" draw:textarea-vertical-align="middle" draw:auto-grow-height="false" fo:min-height="0.148cm" fo:min-width="0.045cm"/>
    </style:style>
    <style:style style:name="gr25" style:family="graphic" style:parent-style-name="standard">
      <style:graphic-properties draw:stroke="none" draw:fill-color="#b4c7dc" draw:textarea-horizontal-align="justify" draw:textarea-vertical-align="middle" draw:auto-grow-height="false" fo:min-height="0.174cm" fo:min-width="0cm" draw:shadow="visible" draw:shadow-offset-x="0.035cm" draw:shadow-offset-y="0.035cm" draw:shadow-opacity="50%"/>
    </style:style>
    <style:style style:name="gr26" style:family="graphic" style:parent-style-name="standard">
      <style:graphic-properties draw:stroke="none" svg:stroke-color="#000000" draw:fill="none" draw:fill-color="#ffffff" draw:textarea-vertical-align="middle" fo:min-height="0.714cm"/>
      <style:paragraph-properties style:writing-mode="lr-tb"/>
    </style:style>
    <style:style style:name="gr27" style:family="graphic" style:parent-style-name="standard">
      <style:graphic-properties draw:stroke="none" draw:fill-color="#729fcf" draw:textarea-horizontal-align="justify" draw:textarea-vertical-align="middle" draw:auto-grow-height="false" fo:min-height="0.174cm" fo:min-width="0cm" draw:shadow="hidden"/>
    </style:style>
    <style:style style:name="gr28" style:family="graphic" style:parent-style-name="standard">
      <style:graphic-properties draw:stroke="none" draw:fill-color="#729fcf" draw:textarea-horizontal-align="justify" draw:textarea-vertical-align="middle" draw:auto-grow-height="false" fo:min-height="0.148cm" fo:min-width="0.04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7.491cm"/>
      <style:paragraph-properties style:writing-mode="lr-tb"/>
    </style:style>
    <style:style style:name="gr30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gr31" style:family="graphic" style:parent-style-name="objectwithoutfill">
      <style:graphic-properties draw:fill="solid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33" style:family="graphic" style:parent-style-name="standard">
      <style:graphic-properties draw:stroke="none" draw:fill-color="#b4c7dc"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draw:stroke="none" draw:fill-color="#b4c7dc" draw:textarea-horizontal-align="justify" draw:textarea-vertical-align="middle" draw:auto-grow-height="false" fo:min-height="0.834cm" fo:min-width="2.38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20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86cm"/>
      <style:paragraph-properties style:writing-mode="lr-tb"/>
    </style:style>
    <style:style style:name="gr37" style:family="graphic" style:parent-style-name="standard">
      <style:graphic-properties draw:fill="none" draw:fill-color="#eeeeee" draw:textarea-horizontal-align="justify" draw:textarea-vertical-align="top" draw:auto-grow-height="false" fo:min-height="18.65cm" fo:min-width="16.2cm"/>
      <style:paragraph-properties style:writing-mode="lr-tb"/>
    </style:style>
    <style:style style:name="gr38" style:family="graphic" style:parent-style-name="standard">
      <style:graphic-properties draw:stroke="none" svg:stroke-color="#000000" draw:fill="solid" draw:fill-color="#ffffff" draw:textarea-vertical-align="middle" fo:min-height="0.993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797cm"/>
      <style:paragraph-properties style:writing-mode="lr-tb"/>
    </style:style>
    <style:style style:name="gr40" style:family="graphic" style:parent-style-name="standard">
      <style:graphic-properties draw:stroke="none" draw:fill-color="#b4c7dc" draw:textarea-horizontal-align="justify" draw:textarea-vertical-align="middle" draw:auto-grow-height="false" fo:min-height="0.834cm" fo:min-width="3.634cm"/>
      <style:paragraph-properties style:writing-mode="lr-tb"/>
    </style:style>
    <style:style style:name="P1" style:family="paragraph">
      <loext:graphic-properties draw:fill-color="#dee6e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="solid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="none"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4" style:family="paragraph">
      <style:paragraph-properties fo:text-align="start" style:writing-mode="lr-tb"/>
      <style:text-properties fo:font-size="14pt" fo:language="zxx" fo:country="none" style:language-asian="zxx" style:country-asian="none" style:language-complex="zxx" style:country-complex="none"/>
    </style:style>
    <style:style style:name="P5" style:family="paragraph">
      <loext:graphic-properties draw:fill-color="#dee6ef"/>
      <style:paragraph-properties fo:text-align="start" style:writing-mode="lr-tb"/>
      <style:text-properties fo:font-size="14pt" fo:language="zxx" fo:country="none" style:language-asian="zxx" style:country-asian="none" style:language-complex="zxx" style:country-complex="none"/>
    </style:style>
    <style:style style:name="P6" style:family="paragraph">
      <loext:graphic-properties draw:fill-color="#b4c7dc"/>
      <style:paragraph-properties fo:text-align="start" style:writing-mode="lr-tb"/>
      <style:text-properties fo:font-size="14pt" fo:language="zxx" fo:country="none" style:language-asian="zxx" style:country-asian="none" style:language-complex="zxx" style:country-complex="none"/>
    </style:style>
    <style:style style:name="P7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8" style:family="paragraph">
      <style:paragraph-properties fo:text-align="start" style:writing-mode="lr-tb"/>
      <style:text-properties fo:color="#ffffff" fo:font-size="14pt" fo:language="zxx" fo:country="none" style:language-asian="zxx" style:country-asian="none" style:language-complex="zxx" style:country-complex="none"/>
    </style:style>
    <style:style style:name="P9" style:family="paragraph">
      <loext:graphic-properties draw:fill-color="#5983b0"/>
      <style:paragraph-properties fo:text-align="start" style:writing-mode="lr-tb"/>
      <style:text-properties fo:color="#ffffff" fo:font-size="14pt" fo:language="zxx" fo:country="none" style:language-asian="zxx" style:country-asian="none" style:language-complex="zxx" style:country-complex="none"/>
    </style:style>
    <style:style style:name="P10" style:family="paragraph">
      <loext:graphic-properties draw:fill-color="#dddddd"/>
      <style:paragraph-properties fo:text-align="center" style:writing-mode="lr-tb"/>
      <style:text-properties fo:font-size="10pt" fo:language="zxx" fo:country="none" style:language-asian="zxx" style:country-asian="none" style:language-complex="zxx" style:country-complex="none"/>
    </style:style>
    <style:style style:name="P11" style:family="paragraph">
      <loext:graphic-properties draw:fill-color="#dddddd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12" style:family="paragraph">
      <loext:graphic-properties draw:fill="none" draw:fill-color="#eeeeee"/>
      <style:paragraph-properties fo:text-align="start" style:writing-mode="lr-tb"/>
      <style:text-properties fo:font-size="14pt" fo:language="zxx" fo:country="none" style:language-asian="zxx" style:country-asian="none" style:language-complex="zxx" style:country-complex="none"/>
    </style:style>
    <style:style style:name="P13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4" style:family="paragraph">
      <loext:graphic-properties draw:fill="solid" draw:fill-color="#b2b2b2"/>
      <style:paragraph-properties fo:text-align="center" style:writing-mode="lr-tb"/>
      <style:text-properties fo:color="#ffffff" fo:font-size="18pt" fo:language="zxx" fo:country="none" style:language-asian="zxx" style:country-asian="none" style:language-complex="zxx" style:country-complex="none"/>
    </style:style>
    <style:style style:name="P15" style:family="paragraph">
      <loext:graphic-properties draw:fill="none" draw:fill-color="#ffffff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8" style:family="paragraph">
      <loext:graphic-properties draw:fill-color="#000000" draw:opacity="60%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9" style:family="paragraph">
      <loext:graphic-properties draw:fill-color="#3465a4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0" style:family="paragraph">
      <style:paragraph-properties fo:text-align="start" style:writing-mode="lr-tb"/>
      <style:text-properties fo:language="zxx" fo:country="none" style:language-asian="zxx" style:country-asian="none" style:language-complex="zxx" style:country-complex="none"/>
    </style:style>
    <style:style style:name="P21" style:family="paragraph">
      <loext:graphic-properties draw:fill-color="#b2b2b2"/>
      <style:paragraph-properties fo:text-align="start" style:writing-mode="lr-tb"/>
      <style:text-properties fo:language="zxx" fo:country="none" style:language-asian="zxx" style:country-asian="none" style:language-complex="zxx" style:country-complex="none"/>
    </style:style>
    <style:style style:name="P22" style:family="paragraph">
      <style:paragraph-properties fo:text-align="start"/>
      <style:text-properties fo:color="#ffffff"/>
    </style:style>
    <style:style style:name="P23" style:family="paragraph">
      <loext:graphic-properties draw:fill="none" draw:fill-color="#ffffff"/>
      <style:paragraph-properties fo:text-align="start" style:writing-mode="lr-tb"/>
      <style:text-properties fo:color="#ffffff" fo:font-size="12pt" style:font-size-asian="12pt" style:font-size-complex="12pt"/>
    </style:style>
    <style:style style:name="P24" style:family="paragraph">
      <loext:graphic-properties draw:fill-color="#355269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5" style:family="paragraph">
      <loext:graphic-properties draw:fill-color="#b4c7dc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6" style:family="paragraph">
      <loext:graphic-properties draw:fill-color="#729fc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7" style:family="paragraph">
      <loext:graphic-properties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8" style:family="paragraph">
      <loext:graphic-properties draw:fill="solid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29" style:family="paragraph">
      <loext:graphic-properties draw:fill="none" draw:fill-color="#ffffff"/>
      <style:paragraph-properties style:writing-mode="lr-tb"/>
      <style:text-properties fo:color="#b2b2b2" fo:font-size="14pt" fo:language="zxx" fo:country="none" style:language-asian="zxx" style:country-asian="none" style:language-complex="zxx" style:country-complex="none"/>
    </style:style>
    <style:style style:name="P30" style:family="paragraph">
      <style:paragraph-properties fo:text-align="center" style:writing-mode="lr-tb"/>
      <style:text-properties fo:font-size="16pt" fo:language="zxx" fo:country="none" style:font-size-asian="16pt" style:language-asian="zxx" style:country-asian="none" style:font-size-complex="16pt" style:language-complex="zxx" style:country-complex="none"/>
    </style:style>
    <style:style style:name="P31" style:family="paragraph">
      <loext:graphic-properties draw:fill-color="#b4c7dc"/>
      <style:paragraph-properties fo:text-align="center" style:writing-mode="lr-tb"/>
      <style:text-properties fo:font-size="16pt" fo:language="zxx" fo:country="none" style:font-size-asian="16pt" style:language-asian="zxx" style:country-asian="none" style:font-size-complex="16pt" style:language-complex="zxx" style:country-complex="none"/>
    </style:style>
    <style:style style:name="P32" style:family="paragraph">
      <loext:graphic-properties draw:fill="none" draw:fill-color="#ffffff"/>
      <style:paragraph-properties style:writing-mode="lr-tb"/>
      <style:text-properties fo:color="#666666" fo:font-size="14pt" fo:language="zxx" fo:country="none" style:language-asian="zxx" style:country-asian="none" style:language-complex="zxx" style:country-complex="none"/>
    </style:style>
    <style:style style:name="P33" style:family="paragraph">
      <style:paragraph-properties fo:text-align="start" style:writing-mode="lr-tb"/>
      <style:text-properties fo:font-size="12pt" fo:language="zxx" fo:country="none" style:font-size-asian="13pt" style:language-asian="zxx" style:country-asian="none" style:font-size-complex="13pt" style:language-complex="zxx" style:country-complex="none"/>
    </style:style>
    <style:style style:name="P34" style:family="paragraph">
      <loext:graphic-properties draw:fill="none" draw:fill-color="#eeeeee"/>
      <style:paragraph-properties fo:text-align="start" style:writing-mode="lr-tb"/>
      <style:text-properties fo:font-size="12pt" fo:language="zxx" fo:country="none" style:font-size-asian="13pt" style:language-asian="zxx" style:country-asian="none" style:font-size-complex="13pt" style:language-complex="zxx" style:country-complex="none"/>
    </style:style>
    <style:style style:name="P35" style:family="paragraph">
      <style:paragraph-properties fo:text-align="start"/>
    </style:style>
    <style:style style:name="P36" style:family="paragraph">
      <loext:graphic-properties draw:fill="solid" draw:fill-color="#ffffff"/>
      <style:paragraph-properties fo:text-align="start" style:writing-mode="lr-tb"/>
      <style:text-properties fo:font-size="12pt" fo:language="zxx" fo:country="none" style:language-asian="zxx" style:country-asian="none" style:language-complex="zxx" style:country-complex="none"/>
    </style:style>
    <style:style style:name="P3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 fo:language="zxx" fo:country="none" style:font-size-asian="13pt" style:language-asian="zxx" style:country-asian="none" style:font-size-complex="13pt" style:language-complex="zxx" style:country-complex="none"/>
    </style:style>
    <style:style style:name="T1" style:family="text">
      <style:text-properties fo:font-size="20pt" fo:language="zxx" fo:country="none" style:font-size-asian="20pt" style:language-asian="zxx" style:country-asian="none" style:font-size-complex="20pt" style:language-complex="zxx" style:country-complex="none"/>
    </style:style>
    <style:style style:name="T2" style:family="text">
      <style:text-properties fo:font-size="14pt" fo:language="zxx" fo:country="none" style:language-asian="zxx" style:country-asian="none" style:language-complex="zxx" style:country-complex="none"/>
    </style:style>
    <style:style style:name="T3" style:family="text">
      <style:text-properties fo:color="#ffffff" fo:font-size="14pt" fo:language="zxx" fo:country="none" style:language-asian="zxx" style:country-asian="none" style:language-complex="zxx" style:country-complex="none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language="zxx" fo:country="none" style:language-asian="zxx" style:country-asian="none" style:language-complex="zxx" style:country-complex="none"/>
    </style:style>
    <style:style style:name="T6" style:family="text">
      <style:text-properties fo:color="#b2b2b2" fo:font-size="14pt" fo:language="zxx" fo:country="none" style:language-asian="zxx" style:country-asian="none" style:language-complex="zxx" style:country-complex="none"/>
    </style:style>
    <style:style style:name="T7" style:family="text">
      <style:text-properties fo:font-size="16pt" fo:language="zxx" fo:country="none" style:font-size-asian="16pt" style:language-asian="zxx" style:country-asian="none" style:font-size-complex="16pt" style:language-complex="zxx" style:country-complex="none"/>
    </style:style>
    <style:style style:name="T8" style:family="text">
      <style:text-properties fo:color="#666666" fo:font-size="14pt" fo:language="zxx" fo:country="none" style:language-asian="zxx" style:country-asian="none" style:language-complex="zxx" style:country-complex="none"/>
    </style:style>
    <style:style style:name="T9" style:family="text">
      <style:text-properties fo:font-size="12pt" fo:language="zxx" fo:country="none" style:font-size-asian="13pt" style:language-asian="zxx" style:country-asian="none" style:font-size-complex="13pt" style:language-complex="zxx" style:country-complex="none"/>
    </style:style>
    <style:style style:name="T10" style:family="text">
      <style:text-properties fo:font-size="12pt" fo:language="zxx" fo:country="none" style:language-asian="zxx" style:country-asian="none" style:language-complex="zxx" style:country-complex="none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Arial2" fo:font-size="12pt" fo:language="zxx" fo:country="none" fo:font-style="normal" fo:text-shadow="none" style:text-underline-style="none" fo:font-weight="normal" style:letter-kerning="true" style:font-name-asian="Microsoft YaHei" style:font-size-asian="13pt" style:language-asian="zxx" style:country-asian="none" style:font-style-asian="normal" style:font-weight-asian="normal" style:font-name-complex="Lucida Sans" style:font-size-complex="13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Home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draw:layer="layout" svg:width="19cm" svg:height="1.7cm" svg:x="1cm" svg:y="1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2" draw:layer="layout" svg:x1="18.69cm" svg:y1="1.579cm" svg:x2="19.4cm" svg:y2="1.579cm">
            <text:p/>
          </draw:line>
          <draw:line draw:style-name="gr2" draw:text-style-name="P2" draw:layer="layout" svg:x1="18.69cm" svg:y1="1.865cm" svg:x2="19.4cm" svg:y2="1.865cm">
            <text:p/>
          </draw:line>
          <draw:line draw:style-name="gr2" draw:text-style-name="P2" draw:layer="layout" svg:x1="18.69cm" svg:y1="2.122cm" svg:x2="19.4cm" svg:y2="2.122cm">
            <text:p/>
          </draw:line>
        </draw:g>
        <draw:frame draw:style-name="gr3" draw:text-style-name="P3" draw:layer="layout" svg:width="6cm" svg:height="1.825cm" svg:x="2.7cm" svg:y="0.938cm">
          <draw:text-box>
            <text:p><text:span text:style-name="T1">BookMARKER</text:span></text:p>
          </draw:text-box>
        </draw:frame>
        <draw:custom-shape draw:style-name="gr4" draw:text-style-name="P5" draw:layer="layout" svg:width="4.1cm" svg:height="1.1cm" svg:x="1cm" svg:y="5.6cm">
          <text:p text:style-name="P4"><text:span text:style-name="T2">Favourite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cm" svg:height="1.1cm" svg:x="1cm" svg:y="4.5cm">
          <text:p text:style-name="P4"><text:span text:style-name="T2">Popula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cm" svg:height="1.1cm" svg:x="1cm" svg:y="6.7cm">
          <text:p text:style-name="P4"><text:span text:style-name="T2">Offic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cm" svg:height="1.1cm" svg:x="1cm" svg:y="7.8cm">
          <text:p text:style-name="P4"><text:span text:style-name="T2">Developmen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1cm" svg:height="0.5cm" draw:transform="rotate (1.5699236621689) translate (4.599cm 6.7cm)">
          <text:p/>
          <draw:enhanced-geometry svg:viewBox="0 0 21600 21600" draw:glue-points="?f0 0 ?f1 10800 0 21600 10800 21600 21600 21600 ?f7 10800" draw:text-areas="?f1 10800 ?f2 18000 ?f3 7200 ?f4 21600" draw:type="isosceles-triangle" draw:modifiers="10765.298107818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9" draw:layer="layout" svg:width="14.5cm" svg:height="1.1cm" svg:x="5.5cm" svg:y="3.4cm">
          <text:p text:style-name="P8"><text:span text:style-name="T3">Bootstrap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7cm" svg:height="0.7cm" svg:x="19.1cm" svg:y="3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4.5cm" svg:height="1.1cm" svg:x="5.5cm" svg:y="4.7cm">
          <text:p text:style-name="P8"><text:span text:style-name="T3">Office VPN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0.7cm" svg:height="0.7cm" svg:x="19.1cm" svg:y="4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4.5cm" svg:height="1.1cm" svg:x="5.5cm" svg:y="6cm">
          <text:p text:style-name="P8"><text:span text:style-name="T3">Google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0.7cm" svg:height="0.7cm" svg:x="19.1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4.5cm" svg:height="1.1cm" svg:x="5.5cm" svg:y="7.3cm">
          <text:p text:style-name="P8"><text:span text:style-name="T3">AWS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0.7cm" svg:height="0.7cm" svg:x="19.1cm" svg:y="7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9cm" svg:height="1.1cm" svg:x="1cm" svg:y="27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4.1cm" svg:height="1.1cm" svg:x="1cm" svg:y="3.4cm">
          <text:p text:style-name="P4"><text:span text:style-name="T2">Search</text:span></text:p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0.826cm" svg:height="0.826cm" svg:x="4.1cm" svg:y="3.474cm">
          <draw:image xlink:href="Pictures/1000185800000B7900000B7926A485A37AA73191.svg" xlink:type="simple" xlink:show="embed" xlink:actuate="onLoad" loext:mime-type="image/svg+xml">
            <text:p/>
          </draw:image>
          <draw:image xlink:href="Pictures/100002010000006F0000006F43CAF4CFA6EE124F.png" xlink:type="simple" xlink:show="embed" xlink:actuate="onLoad" loext:mime-type="image/png"/>
        </draw:frame>
        <draw:custom-shape draw:style-name="gr5" draw:text-style-name="P6" draw:layer="layout" svg:width="4.1cm" svg:height="1.1cm" svg:x="1cm" svg:y="8.9cm">
          <text:p text:style-name="P4"><text:span text:style-name="T2">Cloud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cm" svg:height="1.1cm" svg:x="1cm" svg:y="10cm">
          <text:p text:style-name="P4"><text:span text:style-name="T2">SharePoint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cm" svg:height="1.1cm" svg:x="1cm" svg:y="11.1cm">
          <text:p text:style-name="P4"><text:span text:style-name="T2">Remedy DEV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cm" svg:height="1.1cm" svg:x="1cm" svg:y="12.2cm">
          <text:p text:style-name="P4"><text:span text:style-name="T2">Remedy UAT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cm" svg:height="1.1cm" svg:x="1cm" svg:y="13.3cm">
          <text:p text:style-name="P4"><text:span text:style-name="T2">Remedy PRD</text:span></text:p>
          <draw:enhanced-geometry svg:viewBox="0 0 21600 21600" draw:type="rectangle" draw:enhanced-path="M 0 0 L 21600 0 21600 21600 0 21600 0 0 Z N"/>
        </draw:custom-shape>
        <draw:g>
          <draw:custom-shape draw:style-name="gr12" draw:text-style-name="P14" draw:layer="layout" svg:width="1.1cm" svg:height="1.1cm" svg:x="17cm" svg:y="1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5" draw:layer="layout" svg:width="0.875cm" svg:height="0.962cm" svg:x="17.113cm" svg:y="1.363cm">
            <draw:text-box>
              <text:p>+</text:p>
            </draw:text-box>
          </draw:frame>
        </draw:g>
        <draw:g>
          <draw:custom-shape draw:style-name="gr12" draw:text-style-name="P14" draw:layer="layout" svg:width="1.1cm" svg:height="1.1cm" svg:x="1.4cm" svg:y="1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16" draw:layer="layout" svg:width="0.556cm" svg:height="0.5cm" svg:x="1.672cm" svg:y="1.6cm">
            <draw:image xlink:href="Pictures/10000201000001D3000001A4D77D6259215ACECA.png" xlink:type="simple" xlink:show="embed" xlink:actuate="onLoad" loext:mime-type="image/png">
              <text:p/>
            </draw:image>
          </draw:frame>
        </draw:g>
      </draw:page>
      <draw:page draw:name="Drawer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draw:layer="layout" svg:width="19cm" svg:height="1.7cm" svg:x="1cm" svg:y="1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2" draw:layer="layout" svg:x1="11.99cm" svg:y1="1.579cm" svg:x2="12.7cm" svg:y2="1.579cm">
            <text:p/>
          </draw:line>
          <draw:line draw:style-name="gr2" draw:text-style-name="P2" draw:layer="layout" svg:x1="11.99cm" svg:y1="1.865cm" svg:x2="12.7cm" svg:y2="1.865cm">
            <text:p/>
          </draw:line>
          <draw:line draw:style-name="gr2" draw:text-style-name="P2" draw:layer="layout" svg:x1="11.99cm" svg:y1="2.122cm" svg:x2="12.7cm" svg:y2="2.122cm">
            <text:p/>
          </draw:line>
        </draw:g>
        <draw:frame draw:style-name="gr3" draw:text-style-name="P3" draw:layer="layout" svg:width="6cm" svg:height="1.825cm" svg:x="13.2cm" svg:y="0.938cm">
          <draw:text-box>
            <text:p><text:span text:style-name="T1">BookMARKER</text:span></text:p>
          </draw:text-box>
        </draw:frame>
        <draw:custom-shape draw:style-name="gr15" draw:text-style-name="P5" draw:layer="layout" svg:width="4.1cm" svg:height="1.1cm" svg:x="11.5cm" svg:y="4.5cm">
          <text:p text:style-name="P4"><text:span text:style-name="T2">Favourite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cm" svg:height="1.1cm" svg:x="11.5cm" svg:y="5.6cm">
          <text:p text:style-name="P4"><text:span text:style-name="T2">Popula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cm" svg:height="1.1cm" svg:x="11.5cm" svg:y="6.7cm">
          <text:p text:style-name="P4"><text:span text:style-name="T2">Offic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cm" svg:height="1.1cm" svg:x="11.5cm" svg:y="7.8cm">
          <text:p text:style-name="P4"><text:span text:style-name="T2">Developmen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1cm" svg:height="0.5cm" draw:transform="rotate (1.5699236621689) translate (15.099cm 5.6cm)">
          <text:p/>
          <draw:enhanced-geometry svg:viewBox="0 0 21600 21600" draw:glue-points="?f0 0 ?f1 10800 0 21600 10800 21600 21600 21600 ?f7 10800" draw:text-areas="?f1 10800 ?f2 18000 ?f3 7200 ?f4 21600" draw:type="isosceles-triangle" draw:modifiers="10765.298107818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9" draw:layer="layout" svg:width="14.5cm" svg:height="1.1cm" svg:x="5.5cm" svg:y="3.4cm">
          <text:p text:style-name="P8"><text:span text:style-name="T3">Bootstrap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7cm" svg:height="0.7cm" svg:x="19.1cm" svg:y="3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4.5cm" svg:height="1.1cm" svg:x="5.5cm" svg:y="4.7cm">
          <text:p text:style-name="P8"><text:span text:style-name="T3">Office VPN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0.7cm" svg:height="0.7cm" svg:x="19.1cm" svg:y="4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4.5cm" svg:height="1.1cm" svg:x="5.5cm" svg:y="6cm">
          <text:p text:style-name="P8"><text:span text:style-name="T3">Google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0.7cm" svg:height="0.7cm" svg:x="19.1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4.5cm" svg:height="1.1cm" svg:x="5.5cm" svg:y="7.3cm">
          <text:p text:style-name="P8"><text:span text:style-name="T3">AWS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0.7cm" svg:height="0.7cm" svg:x="19.1cm" svg:y="7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9cm" svg:height="1.1cm" svg:x="1cm" svg:y="27.6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1.45cm" svg:height="0.725cm" svg:x="18.55cm" svg:y="27.789cm">
          <draw:text-box>
            <text:p><text:span text:style-name="T4">2.1.0</text:span></text:p>
          </draw:text-box>
        </draw:frame>
        <draw:custom-shape draw:style-name="gr10" draw:text-style-name="P12" draw:layer="layout" svg:width="4.1cm" svg:height="1.1cm" svg:x="11.5cm" svg:y="3.4cm">
          <text:p text:style-name="P4"><text:span text:style-name="T2">Search</text:span></text:p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0.826cm" svg:height="0.826cm" svg:x="14.6cm" svg:y="3.474cm">
          <draw:image xlink:href="Pictures/1000185800000B7900000B7926A485A37AA73191.svg" xlink:type="simple" xlink:show="embed" xlink:actuate="onLoad" loext:mime-type="image/svg+xml">
            <text:p/>
          </draw:image>
          <draw:image xlink:href="Pictures/100002010000006F0000006F43CAF4CFA6EE124F.png" xlink:type="simple" xlink:show="embed" xlink:actuate="onLoad" loext:mime-type="image/png"/>
        </draw:frame>
        <draw:g>
          <draw:line draw:style-name="gr2" draw:text-style-name="P2" draw:layer="layout" svg:x1="18.699cm" svg:y1="1.58cm" svg:x2="19.409cm" svg:y2="1.58cm">
            <text:p/>
          </draw:line>
          <draw:line draw:style-name="gr2" draw:text-style-name="P2" draw:layer="layout" svg:x1="18.699cm" svg:y1="1.866cm" svg:x2="19.409cm" svg:y2="1.866cm">
            <text:p/>
          </draw:line>
          <draw:line draw:style-name="gr2" draw:text-style-name="P2" draw:layer="layout" svg:x1="18.699cm" svg:y1="2.123cm" svg:x2="19.409cm" svg:y2="2.123cm">
            <text:p/>
          </draw:line>
        </draw:g>
        <draw:g>
          <draw:custom-shape draw:style-name="gr12" draw:text-style-name="P14" draw:layer="layout" svg:width="1.1cm" svg:height="1.1cm" svg:x="17.009cm" svg:y="1.2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5" draw:layer="layout" svg:width="0.875cm" svg:height="0.962cm" svg:x="17.122cm" svg:y="1.364cm">
            <draw:text-box>
              <text:p>+</text:p>
            </draw:text-box>
          </draw:frame>
        </draw:g>
        <draw:custom-shape draw:style-name="gr15" draw:text-style-name="P5" draw:layer="layout" svg:width="4.1cm" svg:height="1.1cm" svg:x="1cm" svg:y="5.604cm">
          <text:p text:style-name="P4"><text:span text:style-name="T2">Favourite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cm" svg:height="1.1cm" svg:x="1cm" svg:y="4.504cm">
          <text:p text:style-name="P4"><text:span text:style-name="T2">Popula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cm" svg:height="1.1cm" svg:x="1cm" svg:y="6.704cm">
          <text:p text:style-name="P4"><text:span text:style-name="T2">Offic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cm" svg:height="1.1cm" svg:x="1cm" svg:y="7.804cm">
          <text:p text:style-name="P4"><text:span text:style-name="T2">Developmen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1cm" svg:height="0.5cm" draw:transform="rotate (1.5699236621689) translate (4.599cm 6.704cm)">
          <text:p/>
          <draw:enhanced-geometry svg:viewBox="0 0 21600 21600" draw:glue-points="?f0 0 ?f1 10800 0 21600 10800 21600 21600 21600 ?f7 10800" draw:text-areas="?f1 10800 ?f2 18000 ?f3 7200 ?f4 21600" draw:type="isosceles-triangle" draw:modifiers="10765.298107818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2" draw:layer="layout" svg:width="4.1cm" svg:height="1.1cm" svg:x="1cm" svg:y="3.404cm">
          <text:p text:style-name="P4"><text:span text:style-name="T2">Search</text:span></text:p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0.826cm" svg:height="0.826cm" svg:x="4.1cm" svg:y="3.478cm">
          <draw:image xlink:href="Pictures/1000185800000B7900000B7926A485A37AA73191.svg" xlink:type="simple" xlink:show="embed" xlink:actuate="onLoad" loext:mime-type="image/svg+xml">
            <text:p/>
          </draw:image>
          <draw:image xlink:href="Pictures/100002010000006F0000006F43CAF4CFA6EE124F.png" xlink:type="simple" xlink:show="embed" xlink:actuate="onLoad" loext:mime-type="image/png"/>
        </draw:frame>
        <draw:custom-shape draw:style-name="gr5" draw:text-style-name="P6" draw:layer="layout" svg:width="4.1cm" svg:height="1.1cm" svg:x="1cm" svg:y="8.904cm">
          <text:p text:style-name="P4"><text:span text:style-name="T2">Cloud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cm" svg:height="1.1cm" svg:x="1cm" svg:y="10.004cm">
          <text:p text:style-name="P4"><text:span text:style-name="T2">SharePoint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cm" svg:height="1.1cm" svg:x="1cm" svg:y="11.104cm">
          <text:p text:style-name="P4"><text:span text:style-name="T2">Remedy DEV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cm" svg:height="1.1cm" svg:x="1cm" svg:y="12.204cm">
          <text:p text:style-name="P4"><text:span text:style-name="T2">Remedy UAT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cm" svg:height="1.1cm" svg:x="1cm" svg:y="13.304cm">
          <text:p text:style-name="P4"><text:span text:style-name="T2">Remedy PRD</text:span></text:p>
          <draw:enhanced-geometry svg:viewBox="0 0 21600 21600" draw:type="rectangle" draw:enhanced-path="M 0 0 L 21600 0 21600 21600 0 21600 0 0 Z N"/>
        </draw:custom-shape>
        <draw:g>
          <draw:custom-shape draw:style-name="gr12" draw:text-style-name="P14" draw:layer="layout" svg:width="1.1cm" svg:height="1.1cm" svg:x="1.4cm" svg:y="1.2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16" draw:layer="layout" svg:width="0.556cm" svg:height="0.5cm" svg:x="1.672cm" svg:y="1.554cm">
            <draw:image xlink:href="Pictures/10000201000001D3000001A4D77D6259215ACECA.png" xlink:type="simple" xlink:show="embed" xlink:actuate="onLoad" loext:mime-type="image/png">
              <text:p/>
            </draw:image>
          </draw:frame>
        </draw:g>
        <draw:frame draw:style-name="gr3" draw:text-style-name="P3" draw:layer="layout" svg:width="6cm" svg:height="1.825cm" svg:x="2.7cm" svg:y="0.939cm">
          <draw:text-box>
            <text:p><text:span text:style-name="T1">BookMARKER</text:span></text:p>
          </draw:text-box>
        </draw:frame>
        <draw:custom-shape draw:style-name="gr17" draw:text-style-name="P18" draw:layer="layout" svg:width="19cm" svg:height="27.7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9" draw:layer="layout" svg:width="8.5cm" svg:height="27.7cm" svg:x="11.5cm" svg:y="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8.5cm" svg:height="1.5cm" svg:x="11.5cm" svg:y="2.746cm">
          <text:p text:style-name="P20"><text:span text:style-name="T5">Settings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8.5cm" svg:height="1.5cm" svg:x="11.5cm" svg:y="4.346cm">
          <text:p text:style-name="P20"><text:span text:style-name="T5">Download Data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8.5cm" svg:height="1.5cm" svg:x="11.5cm" svg:y="5.946cm">
          <text:p text:style-name="P20"><text:span text:style-name="T5">Upload Backups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75cm" svg:height="0.75cm" draw:transform="rotate (1.5707963267949) translate (11.5cm 2.75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465.534465534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1" draw:text-style-name="P23" draw:layer="layout" svg:width="1.75cm" svg:height="1.199cm" svg:x="18cm" svg:y="1.288cm">
          <draw:text-box>
            <text:p text:style-name="P22"><text:span text:style-name="T4">v0.3.0</text:span></text:p>
          </draw:text-box>
        </draw:frame>
      </draw:page>
      <draw:page draw:name="App Settings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9" draw:text-style-name="P1" draw:layer="layout" svg:width="19cm" svg:height="1.1cm" svg:x="1cm" svg:y="27.6cm">
          <text:p/>
          <draw:enhanced-geometry svg:viewBox="0 0 21600 21600" draw:type="rectangle" draw:enhanced-path="M 0 0 L 21600 0 21600 21600 0 21600 0 0 Z N"/>
        </draw:custom-shape>
        <draw:frame draw:style-name="gr22" draw:text-style-name="P3" draw:layer="layout" svg:width="5.8cm" svg:height="0.962cm" svg:x="2.2cm" svg:y="6.35cm">
          <draw:text-box>
            <text:p><text:span text:style-name="T5">Dark Mode</text:span></text:p>
          </draw:text-box>
        </draw:frame>
        <draw:custom-shape draw:style-name="gr1" draw:text-style-name="P1" draw:layer="layout" svg:width="19cm" svg:height="1.7cm" svg:x="1cm" svg:y="1.001cm">
          <text:p/>
          <draw:enhanced-geometry svg:viewBox="0 0 21600 21600" draw:type="rectangle" draw:enhanced-path="M 0 0 L 21600 0 21600 21600 0 21600 0 0 Z N"/>
        </draw:custom-shape>
        <draw:g>
          <draw:path draw:style-name="gr23" draw:text-style-name="P24" draw:layer="layout" svg:width="0.231cm" svg:height="0.398cm" svg:x="17.368cm" svg:y="6.651cm" svg:viewBox="0 0 232 399" svg:d="M232 200c0 35-10 69-28 100-18 30-44 55-75 73-31 17-66 26-102 26s-36-399 0-399 71 9 102 27c31 17 57 42 75 73 18 30 28 65 28 100z">
            <text:p/>
          </draw:path>
          <draw:path draw:style-name="gr23" draw:text-style-name="P24" draw:layer="layout" svg:width="0.231cm" svg:height="0.398cm" svg:x="16.686cm" svg:y="6.65cm" svg:viewBox="0 0 232 399" svg:d="M0 200c0 35 9 69 27 100 18 30 44 55 75 73 32 17 67 26 103 26s36-399 0-399-71 9-103 27c-31 17-57 42-75 73-18 30-27 65-27 100z">
            <text:p/>
          </draw:path>
          <draw:custom-shape draw:style-name="gr24" draw:text-style-name="P24" draw:layer="layout" svg:width="0.545cm" svg:height="0.398cm" svg:x="16.85cm" svg:y="6.651cm">
            <text:p/>
            <draw:enhanced-geometry svg:viewBox="0 0 21600 21600" draw:type="rectangle" draw:enhanced-path="M 0 0 L 21600 0 21600 21600 0 21600 0 0 Z N"/>
          </draw:custom-shape>
        </draw:g>
        <draw:custom-shape draw:style-name="gr25" draw:text-style-name="P25" draw:layer="layout" svg:width="0.6cm" svg:height="0.6cm" svg:x="16.486cm" svg:y="6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3" draw:layer="layout" svg:width="5.8cm" svg:height="0.964cm" svg:x="2.2cm" svg:y="8cm">
          <draw:text-box>
            <text:p><text:span text:style-name="T5">Confirm on Delete</text:span></text:p>
          </draw:text-box>
        </draw:frame>
        <draw:g>
          <draw:path draw:style-name="gr27" draw:text-style-name="P26" draw:layer="layout" svg:width="0.231cm" svg:height="0.398cm" svg:x="17.332cm" svg:y="8.251cm" svg:viewBox="0 0 232 399" svg:d="M232 200c0 35-10 69-28 100-18 30-44 55-75 73-31 17-66 26-102 26s-36-399 0-399 71 9 102 27c31 17 57 42 75 73 18 30 28 65 28 100z">
            <text:p/>
          </draw:path>
          <draw:path draw:style-name="gr27" draw:text-style-name="P26" draw:layer="layout" svg:width="0.231cm" svg:height="0.398cm" svg:x="16.65cm" svg:y="8.25cm" svg:viewBox="0 0 232 399" svg:d="M0 200c0 35 9 69 27 100 18 30 44 55 75 73 32 17 67 26 103 26s36-399 0-399-71 9-103 27c-31 17-57 42-75 73-18 30-27 65-27 100z">
            <text:p/>
          </draw:path>
          <draw:custom-shape draw:style-name="gr28" draw:text-style-name="P26" draw:layer="layout" svg:width="0.545cm" svg:height="0.398cm" svg:x="16.814cm" svg:y="8.251cm">
            <text:p/>
            <draw:enhanced-geometry svg:viewBox="0 0 21600 21600" draw:type="rectangle" draw:enhanced-path="M 0 0 L 21600 0 21600 21600 0 21600 0 0 Z N"/>
          </draw:custom-shape>
        </draw:g>
        <draw:custom-shape draw:style-name="gr25" draw:text-style-name="P25" draw:layer="layout" svg:width="0.6cm" svg:height="0.6cm" svg:x="17.15cm" svg:y="8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6cm" svg:height="1.825cm" svg:x="2.7cm" svg:y="0.939cm">
          <draw:text-box>
            <text:p><text:span text:style-name="T1">BookMARKER</text:span></text:p>
          </draw:text-box>
        </draw:frame>
        <draw:frame draw:style-name="gr29" draw:text-style-name="P3" draw:layer="layout" svg:width="7.991cm" svg:height="0.988cm" svg:x="2.2cm" svg:y="4.4cm">
          <draw:text-box>
            <text:p><text:span text:style-name="T5">Application Settings</text:span></text:p>
          </draw:text-box>
        </draw:frame>
        <draw:custom-shape draw:style-name="gr12" draw:text-style-name="P14" draw:layer="layout" svg:width="1.1cm" svg:height="1.1cm" svg:x="1.4cm" svg:y="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7" draw:layer="layout" svg:width="0.65cm" svg:height="0.475cm" draw:transform="rotate (1.5707963267949) translate (1.675cm 2.176cm)">
          <text:p/>
          <draw:enhanced-geometry svg:viewBox="0 0 21600 21600" draw:glue-points="?f0 0 ?f1 10800 0 21600 10800 21600 21600 21600 ?f7 10800" draw:text-areas="?f1 10800 ?f2 18000 ?f3 7200 ?f4 21600" draw:type="isosceles-triangle" draw:modifiers="10053.456221198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Create Bookmark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draw:layer="layout" svg:width="19cm" svg:height="1.7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cm" svg:height="1.825cm" svg:x="2.7cm" svg:y="0.938cm">
          <draw:text-box>
            <text:p><text:span text:style-name="T1">BookMARKER</text:span></text:p>
          </draw:text-box>
        </draw:frame>
        <draw:custom-shape draw:style-name="gr9" draw:text-style-name="P1" draw:layer="layout" svg:width="19cm" svg:height="1.1cm" svg:x="1cm" svg:y="27.6cm">
          <text:p/>
          <draw:enhanced-geometry svg:viewBox="0 0 21600 21600" draw:type="rectangle" draw:enhanced-path="M 0 0 L 21600 0 21600 21600 0 21600 0 0 Z N"/>
        </draw:custom-shape>
        <draw:frame draw:style-name="gr29" draw:text-style-name="P3" draw:layer="layout" svg:width="7.991cm" svg:height="0.988cm" svg:x="5.25cm" svg:y="4.4cm">
          <draw:text-box>
            <text:p><text:span text:style-name="T5">Create new bookmark</text:span></text:p>
          </draw:text-box>
        </draw:frame>
        <draw:line draw:style-name="gr31" draw:text-style-name="P28" draw:layer="layout" svg:x1="5.4cm" svg:y1="6.7cm" svg:x2="15.1cm" svg:y2="6.7cm">
          <text:p/>
        </draw:line>
        <draw:frame draw:style-name="gr32" draw:text-style-name="P29" draw:layer="layout" svg:width="5.8cm" svg:height="1cm" svg:x="5.4cm" svg:y="5.7cm">
          <draw:text-box>
            <text:p><text:span text:style-name="T6">Category</text:span></text:p>
          </draw:text-box>
        </draw:frame>
        <draw:custom-shape draw:style-name="gr33" draw:text-style-name="P25" draw:layer="layout" svg:width="0.698cm" svg:height="0.5cm" draw:transform="rotate (-3.14141812066459) translate (15.2cm 6.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1" draw:text-style-name="P28" draw:layer="layout" svg:x1="5.4cm" svg:y1="8.901cm" svg:x2="15.1cm" svg:y2="8.901cm">
          <text:p/>
        </draw:line>
        <draw:frame draw:style-name="gr32" draw:text-style-name="P29" draw:layer="layout" svg:width="5.8cm" svg:height="1cm" svg:x="5.4cm" svg:y="7.9cm">
          <draw:text-box>
            <text:p><text:span text:style-name="T6">Site Name</text:span></text:p>
          </draw:text-box>
        </draw:frame>
        <draw:line draw:style-name="gr31" draw:text-style-name="P28" draw:layer="layout" svg:x1="5.4cm" svg:y1="11.1cm" svg:x2="15.1cm" svg:y2="11.1cm">
          <text:p/>
        </draw:line>
        <draw:frame draw:style-name="gr32" draw:text-style-name="P29" draw:layer="layout" svg:width="5.8cm" svg:height="1cm" svg:x="5.4cm" svg:y="10.1cm">
          <draw:text-box>
            <text:p><text:span text:style-name="T6">Site URL</text:span></text:p>
          </draw:text-box>
        </draw:frame>
        <draw:custom-shape draw:style-name="gr34" draw:text-style-name="P31" draw:layer="layout" svg:width="3cm" svg:height="1.2cm" svg:x="8.9cm" svg:y="12.3cm">
          <text:p text:style-name="P30"><text:span text:style-name="T7">SA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1" draw:layer="layout" svg:width="3cm" svg:height="1.2cm" svg:x="12.2cm" svg:y="12.3cm">
          <text:p text:style-name="P30"><text:span text:style-name="T7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draw:layer="layout" svg:width="1.1cm" svg:height="1.1cm" svg:x="1.401cm" svg:y="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7" draw:layer="layout" svg:width="0.65cm" svg:height="0.475cm" draw:transform="rotate (1.5707963267949) translate (1.676cm 2.176cm)">
          <text:p/>
          <draw:enhanced-geometry svg:viewBox="0 0 21600 21600" draw:glue-points="?f0 0 ?f1 10800 0 21600 10800 21600 21600 21600 ?f7 10800" draw:text-areas="?f1 10800 ?f2 18000 ?f3 7200 ?f4 21600" draw:type="isosceles-triangle" draw:modifiers="10053.456221198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Edit Bookmark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draw:layer="layout" svg:width="19cm" svg:height="1.7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cm" svg:height="1.825cm" svg:x="2.7cm" svg:y="0.938cm">
          <draw:text-box>
            <text:p><text:span text:style-name="T1">BookMARKER</text:span></text:p>
          </draw:text-box>
        </draw:frame>
        <draw:custom-shape draw:style-name="gr9" draw:text-style-name="P1" draw:layer="layout" svg:width="19cm" svg:height="1.1cm" svg:x="1cm" svg:y="27.6cm">
          <text:p/>
          <draw:enhanced-geometry svg:viewBox="0 0 21600 21600" draw:type="rectangle" draw:enhanced-path="M 0 0 L 21600 0 21600 21600 0 21600 0 0 Z N"/>
        </draw:custom-shape>
        <draw:frame draw:style-name="gr35" draw:text-style-name="P3" draw:layer="layout" svg:width="5.705cm" svg:height="0.988cm" svg:x="5.25cm" svg:y="4.4cm">
          <draw:text-box>
            <text:p><text:span text:style-name="T5">Edit bookmark</text:span></text:p>
          </draw:text-box>
        </draw:frame>
        <draw:line draw:style-name="gr31" draw:text-style-name="P28" draw:layer="layout" svg:x1="5.4cm" svg:y1="6.7cm" svg:x2="15.1cm" svg:y2="6.7cm">
          <text:p/>
        </draw:line>
        <draw:frame draw:style-name="gr32" draw:text-style-name="P29" draw:layer="layout" svg:width="5.8cm" svg:height="1cm" svg:x="5.4cm" svg:y="5.7cm">
          <draw:text-box>
            <text:p><text:span text:style-name="T6">Category</text:span></text:p>
          </draw:text-box>
        </draw:frame>
        <draw:custom-shape draw:style-name="gr33" draw:text-style-name="P25" draw:layer="layout" svg:width="0.698cm" svg:height="0.5cm" draw:transform="rotate (-3.14141812066459) translate (15.2cm 6.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1" draw:text-style-name="P28" draw:layer="layout" svg:x1="5.4cm" svg:y1="8.901cm" svg:x2="15.1cm" svg:y2="8.901cm">
          <text:p/>
        </draw:line>
        <draw:frame draw:style-name="gr32" draw:text-style-name="P29" draw:layer="layout" svg:width="5.8cm" svg:height="1cm" svg:x="5.4cm" svg:y="7.9cm">
          <draw:text-box>
            <text:p><text:span text:style-name="T6">Site Name</text:span></text:p>
          </draw:text-box>
        </draw:frame>
        <draw:line draw:style-name="gr31" draw:text-style-name="P28" draw:layer="layout" svg:x1="5.4cm" svg:y1="11.1cm" svg:x2="15.1cm" svg:y2="11.1cm">
          <text:p/>
        </draw:line>
        <draw:frame draw:style-name="gr32" draw:text-style-name="P29" draw:layer="layout" svg:width="5.8cm" svg:height="1cm" svg:x="5.4cm" svg:y="10.1cm">
          <draw:text-box>
            <text:p><text:span text:style-name="T6">Site URL</text:span></text:p>
          </draw:text-box>
        </draw:frame>
        <draw:custom-shape draw:style-name="gr34" draw:text-style-name="P31" draw:layer="layout" svg:width="3cm" svg:height="1.2cm" svg:x="8.9cm" svg:y="12.3cm">
          <text:p text:style-name="P30"><text:span text:style-name="T7">SA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1" draw:layer="layout" svg:width="3cm" svg:height="1.2cm" svg:x="12.2cm" svg:y="12.3cm">
          <text:p text:style-name="P30"><text:span text:style-name="T7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draw:layer="layout" svg:width="1.1cm" svg:height="1.1cm" svg:x="1.401cm" svg:y="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7" draw:layer="layout" svg:width="0.65cm" svg:height="0.475cm" draw:transform="rotate (1.5707963267949) translate (1.676cm 2.176cm)">
          <text:p/>
          <draw:enhanced-geometry svg:viewBox="0 0 21600 21600" draw:glue-points="?f0 0 ?f1 10800 0 21600 10800 21600 21600 21600 ?f7 10800" draw:text-areas="?f1 10800 ?f2 18000 ?f3 7200 ?f4 21600" draw:type="isosceles-triangle" draw:modifiers="10053.456221198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Delete Confirmation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draw:layer="layout" svg:width="19cm" svg:height="1.7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cm" svg:height="1.825cm" svg:x="2.7cm" svg:y="0.938cm">
          <draw:text-box>
            <text:p><text:span text:style-name="T1">BookMARKER</text:span></text:p>
          </draw:text-box>
        </draw:frame>
        <draw:custom-shape draw:style-name="gr9" draw:text-style-name="P1" draw:layer="layout" svg:width="19cm" svg:height="1.1cm" svg:x="1cm" svg:y="27.6cm">
          <text:p/>
          <draw:enhanced-geometry svg:viewBox="0 0 21600 21600" draw:type="rectangle" draw:enhanced-path="M 0 0 L 21600 0 21600 21600 0 21600 0 0 Z N"/>
        </draw:custom-shape>
        <draw:frame draw:style-name="gr35" draw:text-style-name="P3" draw:layer="layout" svg:width="5.705cm" svg:height="0.988cm" svg:x="5.25cm" svg:y="4.4cm">
          <draw:text-box>
            <text:p><text:span text:style-name="T5">Delete bookmark</text:span></text:p>
          </draw:text-box>
        </draw:frame>
        <draw:line draw:style-name="gr31" draw:text-style-name="P28" draw:layer="layout" svg:x1="5.4cm" svg:y1="6.7cm" svg:x2="15.1cm" svg:y2="6.7cm">
          <text:p/>
        </draw:line>
        <draw:frame draw:style-name="gr32" draw:text-style-name="P32" draw:layer="layout" svg:width="5.8cm" svg:height="1cm" svg:x="5.4cm" svg:y="5.7cm">
          <draw:text-box>
            <text:p><text:span text:style-name="T8">Office Tools</text:span></text:p>
          </draw:text-box>
        </draw:frame>
        <draw:line draw:style-name="gr31" draw:text-style-name="P28" draw:layer="layout" svg:x1="5.4cm" svg:y1="8.901cm" svg:x2="15.1cm" svg:y2="8.901cm">
          <text:p/>
        </draw:line>
        <draw:frame draw:style-name="gr32" draw:text-style-name="P32" draw:layer="layout" svg:width="5.8cm" svg:height="1cm" svg:x="5.4cm" svg:y="7.9cm">
          <draw:text-box>
            <text:p><text:span text:style-name="T8">SharePoint Planner</text:span></text:p>
          </draw:text-box>
        </draw:frame>
        <draw:line draw:style-name="gr31" draw:text-style-name="P28" draw:layer="layout" svg:x1="5.4cm" svg:y1="11.1cm" svg:x2="15.1cm" svg:y2="11.1cm">
          <text:p/>
        </draw:line>
        <draw:frame draw:style-name="gr32" draw:text-style-name="P32" draw:layer="layout" svg:width="10.35cm" svg:height="1cm" svg:x="5.4cm" svg:y="10cm">
          <draw:text-box>
            <text:p><text:span text:style-name="T8">https://my.sharepoint.com/planner/mypro...</text:span></text:p>
          </draw:text-box>
        </draw:frame>
        <draw:custom-shape draw:style-name="gr34" draw:text-style-name="P31" draw:layer="layout" svg:width="3cm" svg:height="1.2cm" svg:x="8.9cm" svg:y="12.3cm">
          <text:p text:style-name="P30"><text:span text:style-name="T7">Y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1" draw:layer="layout" svg:width="3cm" svg:height="1.2cm" svg:x="12.2cm" svg:y="12.3cm">
          <text:p text:style-name="P30"><text:span text:style-name="T7">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draw:layer="layout" svg:width="1.1cm" svg:height="1.1cm" svg:x="1.401cm" svg:y="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7" draw:layer="layout" svg:width="0.65cm" svg:height="0.475cm" draw:transform="rotate (1.5707963267949) translate (1.676cm 2.176cm)">
          <text:p/>
          <draw:enhanced-geometry svg:viewBox="0 0 21600 21600" draw:glue-points="?f0 0 ?f1 10800 0 21600 10800 21600 21600 21600 ?f7 10800" draw:text-areas="?f1 10800 ?f2 18000 ?f3 7200 ?f4 21600" draw:type="isosceles-triangle" draw:modifiers="10053.456221198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Download Data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draw:layer="layout" svg:width="19cm" svg:height="1.7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cm" svg:height="1.825cm" svg:x="2.7cm" svg:y="0.938cm">
          <draw:text-box>
            <text:p><text:span text:style-name="T1">BookMARKER</text:span></text:p>
          </draw:text-box>
        </draw:frame>
        <draw:custom-shape draw:style-name="gr9" draw:text-style-name="P1" draw:layer="layout" svg:width="19cm" svg:height="1.1cm" svg:x="1cm" svg:y="27.6cm">
          <text:p/>
          <draw:enhanced-geometry svg:viewBox="0 0 21600 21600" draw:type="rectangle" draw:enhanced-path="M 0 0 L 21600 0 21600 21600 0 21600 0 0 Z N"/>
        </draw:custom-shape>
        <draw:frame draw:style-name="gr36" draw:text-style-name="P3" draw:layer="layout" svg:width="7.36cm" svg:height="0.988cm" svg:x="2.05cm" svg:y="4.4cm">
          <draw:text-box>
            <text:p><text:span text:style-name="T5">Download site data</text:span></text:p>
          </draw:text-box>
        </draw:frame>
        <draw:custom-shape draw:style-name="gr34" draw:text-style-name="P31" draw:layer="layout" svg:width="3cm" svg:height="1.2cm" svg:x="2.3cm" svg:y="25.5cm">
          <text:p text:style-name="P30"><text:span text:style-name="T7">COP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1" draw:layer="layout" svg:width="3cm" svg:height="1.2cm" svg:x="5.5cm" svg:y="25.5cm">
          <text:p text:style-name="P30"><text:span text:style-name="T7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4" draw:layer="layout" svg:width="16.7cm" svg:height="18.9cm" svg:x="2.3cm" svg:y="5.9cm">
          <text:p text:style-name="P33"><text:span text:style-name="T9"/></text:p>
          <text:p text:style-name="P33"><text:span text:style-name="T9">{</text:span></text:p>
          <text:p text:style-name="P33"><text:span text:style-name="T9">"bookmarks: [</text:span></text:p>
          <text:p text:style-name="P33"><text:span text:style-name="T9">{"siteId":"c76d8710-1a72-11eb-a9a2-b5ca24918fe4","order":0,"siteName":"Cloud - AWS Certification","siteURL":"https://www.aws.training/certification"},</text:span></text:p>
          <text:p text:style-name="P33"><text:span text:style-name="T9">{"siteId":"7e1c8560-1aa0-11eb-8658-0155548bc52b","order":0,"siteName":"Cloud - AWS Free Tier Pricing","siteURL":"https://aws.amazon.com/free/?all-free-tier.sort-by=item.additionalFields.SortRank&amp;all-free-tier.sort-order=asc&amp;awsf.Free%20Tier%20Types=*all&amp;awsf.Free%20Tier%20Categories=*all"},</text:span></text:p>
          <text:p text:style-name="P33"><text:span text:style-name="T9">{"siteId":"fcde18e0-baa7-11ea-bcb3-7f542dd3f4fc","order":0,"siteName":"Cloud - AWS Home Page","siteURL":"https://aws.amazon.com"},</text:span></text:p>
          <text:p text:style-name="P33"><text:span text:style-name="T9">{"siteId":"632903b0-092e-11eb-8ab4-119f041806f6","order":0,"siteName":"Cloud - AWS Infrastructure Console","siteURL":"https://infrastructure.aws/"},</text:span></text:p>
          <text:p text:style-name="P33"><text:span text:style-name="T9">{"siteId":"7a5fe670-dd32-11ea-8d0b-7342a20e33d3","order":0,"siteName":"Cloud - AWS Management Console","siteURL":"https://957144911448.signin.aws.amazon.com/console"},</text:span></text:p>
          <text:p text:style-name="P33"><text:span text:style-name="T9">{"siteId":"74ae5510-1a75-11eb-ba8e-2ffa3f0b1b77","order":0,"siteName":"Cloud - AWS Pricing","siteURL":"https://aws.amazon.com/pricing/"},</text:span></text:p>
          <text:p text:style-name="P33"><text:span text:style-name="T9">{"siteId":"0bdaaaa0-06d6-11eb-92bf-8f87fce6e35c","order":0,"siteName":"Cloud - AWS Pricing Calculator","siteURL":"https://calculator.aws"},</text:span></text:p>
          <text:p text:style-name="P33"><text:span text:style-name="T9">{"siteId":"f37289d0-dc6c-11ea-8a0f-ff2adf51c7b2","order":0,"siteName":"Cloud - Azure Blob Storage","siteURL":"https://docs.microsoft.com/en-us/azure/storage/blobs/storage-quickstart-blobs-dotnet"},</text:span></text:p>
          <text:p text:style-name="P33"><text:span text:style-name="T9">{"siteId":"27a78f20-c674-11ea-8b50-a3896f29b748","order":0,"siteName":"Cloud - Azure Computing Service","siteURL":"https://azure.microsoft.com/en-us/"},</text:span></text:p>
          <text:p text:style-name="P33"><text:span text:style-name="T9">{"siteId":"38814200-8ddf-11ea-bd5c-39aea223f8c3","order":0,"siteName":"Internal - COVID-19 Connect","siteURL":"https://apps.powerapps.com/play/cd1d0735-2368-47a7-a98b-3ed500b4460a?tenantId=7369e6ec-faa6-42fa-bc0e-4f332da5b1db"}</text:span></text:p>
          <text:p text:style-name="P33"><text:span text:style-name="T9">],</text:span></text:p>
          <text:p text:style-name="P33"><text:span text:style-name="T9">"settings": [{"darkMode": false, "confirmDelete": true}],</text:span></text:p>
          <text:p text:style-name="P33"><text:span text:style-name="T9">"version": "2.1.0"</text:span></text:p>
          <text:p text:style-name="P33"><text:span text:style-name="T9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36" draw:layer="layout" svg:width="4.15cm" svg:height="1.243cm" svg:x="2.6cm" svg:y="5.279cm">
          <draw:text-box>
            <text:p text:style-name="P35"><text:span text:style-name="T10">[ Copy from <text:s/>here ]</text:span></text:p>
          </draw:text-box>
        </draw:frame>
        <draw:custom-shape draw:style-name="gr12" draw:text-style-name="P14" draw:layer="layout" svg:width="1.1cm" svg:height="1.1cm" svg:x="1.401cm" svg:y="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7" draw:layer="layout" svg:width="0.65cm" svg:height="0.475cm" draw:transform="rotate (1.5707963267949) translate (1.676cm 2.176cm)">
          <text:p/>
          <draw:enhanced-geometry svg:viewBox="0 0 21600 21600" draw:glue-points="?f0 0 ?f1 10800 0 21600 10800 21600 21600 21600 ?f7 10800" draw:text-areas="?f1 10800 ?f2 18000 ?f3 7200 ?f4 21600" draw:type="isosceles-triangle" draw:modifiers="10053.456221198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Upload Data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draw:layer="layout" svg:width="19cm" svg:height="1.7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cm" svg:height="1.825cm" svg:x="2.7cm" svg:y="0.938cm">
          <draw:text-box>
            <text:p><text:span text:style-name="T1">BookMARKER</text:span></text:p>
          </draw:text-box>
        </draw:frame>
        <draw:custom-shape draw:style-name="gr9" draw:text-style-name="P1" draw:layer="layout" svg:width="19cm" svg:height="1.1cm" svg:x="1cm" svg:y="27.6cm">
          <text:p/>
          <draw:enhanced-geometry svg:viewBox="0 0 21600 21600" draw:type="rectangle" draw:enhanced-path="M 0 0 L 21600 0 21600 21600 0 21600 0 0 Z N"/>
        </draw:custom-shape>
        <draw:frame draw:style-name="gr39" draw:text-style-name="P3" draw:layer="layout" svg:width="7.297cm" svg:height="0.988cm" svg:x="2.05cm" svg:y="4.4cm">
          <draw:text-box>
            <text:p><text:span text:style-name="T5">Upload backup site data</text:span></text:p>
          </draw:text-box>
        </draw:frame>
        <draw:custom-shape draw:style-name="gr40" draw:text-style-name="P31" draw:layer="layout" svg:width="4.25cm" svg:height="1.2cm" svg:x="5.55cm" svg:y="25.5cm">
          <text:p text:style-name="P30"><text:span text:style-name="T7">OVERWRI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1" draw:layer="layout" svg:width="3cm" svg:height="1.2cm" svg:x="10cm" svg:y="25.5cm">
          <text:p text:style-name="P30"><text:span text:style-name="T7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4" draw:layer="layout" svg:width="16.7cm" svg:height="18.9cm" svg:x="2.3cm" svg:y="5.9cm">
          <text:p text:style-name="P33"><text:span text:style-name="T9"/></text:p>
          <text:p text:style-name="P37"><text:span text:style-name="T9">{</text:span></text:p>
          <text:p text:style-name="P37"><text:span text:style-name="T9">"bookmarks: [</text:span></text:p>
          <text:p text:style-name="P37"><text:span text:style-name="T9">{"siteId":"c76d8710-1a72-11eb-a9a2-b5ca24918fe4","order":0,"siteName":"Cloud - AWS Certification","siteURL":"https://www.aws.training/certification"},</text:span></text:p>
          <text:p text:style-name="P37"><text:span text:style-name="T9">{"siteId":"7e1c8560-1aa0-11eb-8658-0155548bc52b","order":0,"siteName":"Cloud - AWS Free Tier Pricing","siteURL":"https://aws.amazon.com/free/?all-free-tier.sort-by=item.additionalFields.SortRank&amp;all-free-tier.sort-order=asc&amp;awsf.Free%20Tier%20Types=*all&amp;awsf.Free%20Tier%20Categories=*all"},</text:span></text:p>
          <text:p text:style-name="P37"><text:span text:style-name="T9">{"siteId":"fcde18e0-baa7-11ea-bcb3-7f542dd3f4fc","order":0,"siteName":"Cloud - AWS Home Page","siteURL":"https://aws.amazon.com"},</text:span></text:p>
          <text:p text:style-name="P37"><text:span text:style-name="T9">{"siteId":"632903b0-092e-11eb-8ab4-119f041806f6","order":0,"siteName":"Cloud - AWS Infrastructure Console","siteURL":"https://infrastructure.aws/"},</text:span></text:p>
          <text:p text:style-name="P37"><text:span text:style-name="T9">{"siteId":"7a5fe670-dd32-11ea-8d0b-7342a20e33d3","order":0,"siteName":"Cloud - AWS Management Console","siteURL":"https://957144911448.signin.aws.amazon.com/console"},</text:span></text:p>
          <text:p text:style-name="P37"><text:span text:style-name="T9">{"siteId":"74ae5510-1a75-11eb-ba8e-2ffa3f0b1b77","order":0,"siteName":"Cloud - AWS Pricing","siteURL":"https://aws.amazon.com/pricing/"},</text:span></text:p>
          <text:p text:style-name="P37"><text:span text:style-name="T9">{"siteId":"0bdaaaa0-06d6-11eb-92bf-8f87fce6e35c","order":0,"siteName":"Cloud - AWS Pricing Calculator","siteURL":"https://calculator.aws"},</text:span></text:p>
          <text:p text:style-name="P37"><text:span text:style-name="T9">{"siteId":"f37289d0-dc6c-11ea-8a0f-ff2adf51c7b2","order":0,"siteName":"Cloud - Azure Blob Storage","siteURL":"https://docs.microsoft.com/en-us/azure/storage/blobs/storage-quickstart-blobs-dotnet"},</text:span></text:p>
          <text:p text:style-name="P37"><text:span text:style-name="T9">{"siteId":"27a78f20-c674-11ea-8b50-a3896f29b748","order":0,"siteName":"Cloud - Azure Computing Service","siteURL":"https://azure.microsoft.com/en-us/"},</text:span></text:p>
          <text:p text:style-name="P37"><text:span text:style-name="T9">{"siteId":"38814200-8ddf-11ea-bd5c-39aea223f8c3","order":0,"siteName":"Internal - COVID-19 Connect","siteURL":"https://apps.powerapps.com/play/cd1d0735-2368-47a7-a98b-3ed500b4460a?tenantId=7369e6ec-faa6-42fa-bc0e-4f332da5b1db"}</text:span></text:p>
          <text:p text:style-name="P37"><text:span text:style-name="T9">],</text:span></text:p>
          <text:p text:style-name="P37"><text:span text:style-name="T11">"settings": [{"darkMode": false, "confirmDelete": true}]</text:span><text:span text:style-name="T9">,</text:span></text:p>
          <text:p text:style-name="P37"><text:span text:style-name="T9">"version": "2.1.0"</text:span></text:p>
          <text:p text:style-name="P37"><text:span text:style-name="T9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36" draw:layer="layout" svg:width="3.15cm" svg:height="1.243cm" svg:x="2.6cm" svg:y="5.279cm">
          <draw:text-box>
            <text:p text:style-name="P35"><text:span text:style-name="T10">[ Paste here ]</text:span></text:p>
          </draw:text-box>
        </draw:frame>
        <draw:custom-shape draw:style-name="gr34" draw:text-style-name="P31" draw:layer="layout" svg:width="3cm" svg:height="1.2cm" svg:x="2.3cm" svg:y="25.5cm">
          <text:p text:style-name="P30"><text:span text:style-name="T7">APP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draw:layer="layout" svg:width="1.1cm" svg:height="1.1cm" svg:x="1.401cm" svg:y="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7" draw:layer="layout" svg:width="0.65cm" svg:height="0.475cm" draw:transform="rotate (1.5707963267949) translate (1.676cm 2.176cm)">
          <text:p/>
          <draw:enhanced-geometry svg:viewBox="0 0 21600 21600" draw:glue-points="?f0 0 ?f1 10800 0 21600 10800 21600 21600 21600 ?f7 10800" draw:text-areas="?f1 10800 ?f2 18000 ?f3 7200 ?f4 21600" draw:type="isosceles-triangle" draw:modifiers="10053.456221198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 style:font-family-generic="roman" style:font-pitch="variable"/>
    <style:font-face style:name="Arial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Gavin Dalton</meta:initial-creator>
    <meta:creation-date>2021-02-10T10:03:09.641000000</meta:creation-date>
    <meta:generator>LibreOffice/6.4.4.2$Windows_X86_64 LibreOffice_project/3d775be2011f3886db32dfd395a6a6d1ca2630ff</meta:generator>
    <dc:date>2021-02-24T15:09:55.875000000</dc:date>
    <dc:creator>Gavin Dalton</dc:creator>
    <meta:editing-duration>PT12H54M57S</meta:editing-duration>
    <meta:editing-cycles>63</meta:editing-cycles>
    <meta:document-statistic meta:object-count="169"/>
  </office:meta>
</office:document-meta>
</file>